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officeooo:rsid="0015ecf2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al do Usuário </text:span><text:span text:style-name="T2">Fapi Analyzer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19:36.203707388</meta:creation-date>
    <dc:date>2016-05-18T10:20:20.183516799</dc:date>
    <meta:editing-duration>PT44S</meta:editing-duration>
    <meta:editing-cycles>1</meta:editing-cycles>
    <meta:document-statistic meta:table-count="0" meta:image-count="0" meta:object-count="0" meta:page-count="1" meta:paragraph-count="1" meta:word-count="5" meta:character-count="31" meta:non-whitespace-character-count="27"/>
    <meta:generator>LibreOffice/5.0.5.2$Linux_X86_64 LibreOffice_project/00m0$Build-2</meta:generator>
  </office:meta>
</office:document-meta>
</file>